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sine Nerd Font" svg:font-family="'Cousine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Cousine Nerd Font" fo:font-size="11pt" officeooo:paragraph-rsid="0003fe9b" style:font-size-asian="11pt" style:font-size-complex="11pt"/>
    </style:style>
    <style:style style:name="P2" style:family="paragraph" style:parent-style-name="Standard">
      <style:paragraph-properties fo:margin-left="0cm" fo:margin-right="0cm" fo:text-indent="0cm" style:auto-text-indent="false"/>
      <style:text-properties style:font-name="Cousine Nerd Font" fo:font-size="11pt" officeooo:rsid="0003fe9b" officeooo:paragraph-rsid="0003fe9b" style:font-size-asian="11pt" style:font-size-complex="11pt"/>
    </style:style>
    <style:style style:name="P3" style:family="paragraph" style:parent-style-name="Standard">
      <style:paragraph-properties fo:margin-left="0cm" fo:margin-right="0cm" fo:text-indent="0cm" style:auto-text-indent="false"/>
      <style:text-properties style:font-name="Cousine Nerd Font" fo:font-size="11pt" officeooo:rsid="00054aa8" officeooo:paragraph-rsid="00054aa8" style:font-size-asian="11pt" style:font-size-complex="11pt"/>
    </style:style>
    <style:style style:name="T1" style:family="text">
      <style:text-properties officeooo:rsid="0003fe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text:span>pracuj kompletny plan zbudowania aplikacji webowej z interfejsem w wersji desktop i mobile friendly, która będzie służyła do identyfikowania w różnych umowach klauzul zakazanych oraz wskaże punkty, na któ<text:span text:style-name="T1">r</text:span>e warto zwrócić uwagę, bo mogą być niebezpieczne dla osoby taką umowę zawierającej. </text:p>
      <text:p text:style-name="P1"/>
      <text:p text:style-name="P2">Działanie aplikacji widzę tak, że użytkownik może zrobić telefonem zdjęcie, lub wgrać plik ze skanem (jedna umowa może mieć wiele stron, więc plików może być więcej, niż jeden), plik pdf lub dokument Word z treścią umowy. Jeżeli jest to zdjęcie czy skan to aplikacja przy użyciu OCR zamieni je na tekst, jeżeli to plik tekstowy, to po prostu odczyta treść umowy i przejrzy tą treść pod względem występowania w umowie klauzul zakazanych. </text:p>
      <text:p text:style-name="P2"/>
      <text:p text:style-name="P2">Informacje na temat klauzul zakazanych w danym kraju powinno być można dodawać do bazy aplikacji w formie pliku tekstowego lub poprzez ich wpisanie w jakieś pole tekstowe w panelu konfiguracyjnym, gdzie też można by przeglądać, przeszukiwać i edytować już dodane klauzule.</text:p>
      <text:p text:style-name="P1"/>
      <text:p text:style-name="P2">Ponieważ same klauzule zakazane mogą nie być dosłownie zawarte w treści umowy dokładnie tak, jak są napisane we wzorcu, aplikacja powinna być w stanie wyłapać podobne, a nie tylko identyczne zapisy.</text:p>
      <text:p text:style-name="P2"/>
      <text:p text:style-name="P2">Efektem działania powinna być strona zawierająca treść wczytanej umowy z zaznaczonymi fragmentami mogącymi być klauzulą zakazaną i treścią klauzuli w bazie aplikacji tak, aby użytkownik sam mógł ocenić, czy jest to zapis podejrzany, czy nie. </text:p>
      <text:p text:style-name="P2"/>
      <text:p text:style-name="P2">Użytkownik powinien mieć możliwość oceniania każdego zidentyfikowanego fragmentu jako pomocny lub wyłapany błędnie, a aplikacja gromadząc te oceny mogłaby używać ich do szkolenia modelu wyłapywania tych klauzul aby poprawić trafność działania.</text:p>
      <text:p text:style-name="P1"/>
      <text:p text:style-name="P1">Aplikacja powinna też mieć możliwość dodania <text:span text:style-name="T1">i wyboru </text:span>różnych języków <text:span text:style-name="T1">zarówno samej aplikacji, jak i analizowanych umów</text:span>, ale na począte<text:span text:style-name="T1">k</text:span> skupmy się na języku polskim. </text:p>
      <text:p text:style-name="P1"/>
      <text:p text:style-name="P1">Chciałbym aby aplikacja mogła działać bez pomocy agentów AI jeżeli użytkownik tak zdecyduje, ale też żeby jej zdolności można było rozszerzyć o ewentualne dodanie klucza API i wsparcie agenta np Gemini. </text:p>
      <text:p text:style-name="P1"/>
      <text:p text:style-name="P1">Aplikacja powinna obsługiwać konta użytkownika, najlepiej logowanie goolgle, aby móc pliki użytkownika, przechowywać w dedykowanym folderze na jego dysku google, ale też powinna móc działać bez logowania <text:span text:style-name="T1">przechowując pliki tymczasowo na serwerze i usuwając je po zakończeniu sesji użytkownika.</text:span></text:p>
      <text:p text:style-name="P1"/>
      <text:p text:style-name="P2">Przygotuj kompletny plan utworzenia takiej aplikacji z opisem technologii, których użyć, zarządzaniem deploymentem nowych wersji aplikacji, hostingiem. Opisz wszystko tak, aby wygenerować plan w pliku .MD dla ewentualnego budowania aplikacji przy użyciu agenta AI.</text:p>
      <text:p text:style-name="P2"/>
      <text:p text:style-name="P2">Sam interfejs aplikacji powinien być przejrzysty, minimalistyczny, z ładną bezszeryfową czcionką obsługującą różne alfabety. Powinna być możliwość wyboru jasnej i ciemnej szaty graficznej (jasna w kolorach écru i odcienie brązu, ciemna w wersji ciemny brąz i odcienie pomarańczowego). </text:p>
      <text:p text:style-name="P2"/>
      <text:p text:style-name="P3"><text:soft-page-break/>Potrzebne będzie też logo i nazwa dla takiej aplikacji, nad którymi trzeba się zastanowić.</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sine Nerd Font" svg:font-family="'Cousine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2:56:05.260838272</meta:creation-date>
    <dc:date>2025-12-08T13:18:44.490961723</dc:date>
    <meta:editing-duration>PT2M5S</meta:editing-duration>
    <meta:editing-cycles>2</meta:editing-cycles>
    <meta:generator>LibreOffice/25.8.3.2$Linux_X86_64 LibreOffice_project/580$Build-2</meta:generator>
    <meta:document-statistic meta:table-count="0" meta:image-count="0" meta:object-count="0" meta:page-count="2" meta:paragraph-count="12" meta:word-count="432" meta:character-count="2984" meta:non-whitespace-character-count="2558"/>
  </office:meta>
</office:document-meta>
</file>